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Buenas Prácticas en el Proyecto de API Pokémon</text:p>
      <text:p text:style-name="Standard"/>
      <text:p text:style-name="Standard">## Buenas Prácticas Realizadas</text:p>
      <text:p text:style-name="Standard"/>
      <text:p text:style-name="Standard">1. **Uso de Entorno Virtual:**</text:p>
      <text:p text:style-name="Standard"><text:s text:c="3"/>- Se ha creado un entorno virtual (`env_duck`) para gestionar las dependencias del proyecto, lo que evita conflictos con otras aplicaciones y asegura que el proyecto tenga las versiones correctas de las bibliotecas.</text:p>
      <text:p text:style-name="Standard"/>
      <text:p text:style-name="Standard">2. **Documentación Clara:**</text:p>
      <text:p text:style-name="Standard"><text:s text:c="3"/>- El archivo `readme.md` proporciona una descripción clara del proyecto, incluyendo requisitos, instalación, ejecución y pruebas. Esto facilita la comprensión y uso del proyecto por parte de otros desarrolladores.</text:p>
      <text:p text:style-name="Standard"/>
      <text:p text:style-name="Standard">3. **Instrucciones de Instalación:**</text:p>
      <text:p text:style-name="Standard"><text:s text:c="3"/>- Se han incluido pasos detallados para la instalación y activación del entorno virtual, así como la instalación de dependencias, lo que ayuda a los nuevos usuarios a comenzar rápidamente.</text:p>
      <text:p text:style-name="Standard"/>
      <text:p text:style-name="Standard">4. **Ejecución de Pruebas:**</text:p>
      <text:p text:style-name="Standard"><text:s text:c="3"/>- Se proporciona un comando específico para ejecutar pruebas (`python test_api.py`), lo que fomenta la práctica de pruebas continuas y asegura la calidad del código.</text:p>
      <text:p text:style-name="Standard"/>
      <text:p text:style-name="Standard">5. **Contribuciones Abiertas:**</text:p>
      <text:p text:style-name="Standard"><text:s text:c="3"/>- Se invita a otros a contribuir al proyecto mediante la apertura de issues o pull requests, promoviendo la colaboración y mejora continua del código.</text:p>
      <text:p text:style-name="Standard"/>
      <text:p text:style-name="Standard">## Aspectos Mejorables</text:p>
      <text:p text:style-name="Standard"/>
      <text:p text:style-name="Standard">1. **Mejorar la Documentación:**</text:p>
      <text:p text:style-name="Standard"><text:s text:c="3"/>- Aunque la documentación es clara, se podría enriquecer con ejemplos de uso de la API y descripciones más detalladas de las funciones disponibles.</text:p>
      <text:p text:style-name="Standard"/>
      <text:p text:style-name="Standard">2. **Manejo de Errores:**</text:p>
      <text:p text:style-name="Standard"><text:s text:c="3"/>- Implementar un manejo de errores más robusto en la API para proporcionar respuestas más informativas en caso de fallos.</text:p>
      <text:p text:style-name="Standard"/>
      <text:p text:style-name="Standard">3. **Pruebas Automatizadas:**</text:p>
      <text:p text:style-name="Standard"><text:s text:c="3"/>- Ampliar la cobertura de pruebas automatizadas para incluir más casos de prueba y asegurar que todas las funcionalidades estén correctamente verificadas.</text:p>
      <text:p text:style-name="Standard"/>
      <text:p text:style-name="Standard">4. **Configuración de Variables de Entorno:**</text:p>
      <text:p text:style-name="Standard"><text:s text:c="3"/>- Considerar el uso de variables de entorno para la configuración de la API, como puertos y claves, en lugar de tener valores codificados.</text:p>
      <text:p text:style-name="Standard"/>
      <text:p text:style-name="Standard">5. **Optimización del Rendimiento:**</text:p>
      <text:p text:style-name="Standard"><text:s text:c="3"/>- Revisar el código para identificar posibles cuellos de botella y optimizar el rendimiento de la API, especialmente en operaciones que manejan grandes volúmenes de datos.</text:p>
      <text:p text:style-name="Standard"/>
      <text:p text:style-name="Standard">## Conclusión</text:p>
      <text:p text:style-name="Standard"/>
      <text:p text:style-name="Standard">El proyecto de API Pokémon sigue buenas prácticas que facilitan su uso y mantenimiento. Sin embargo, siempre hay espacio para la mejora continua, especialmente en áreas como la <text:soft-page-break/>documentación y las prueba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24T10:29:49.566000000</dc:date>
    <meta:editing-duration>PT13S</meta:editing-duration>
    <meta:editing-cycles>1</meta:editing-cycles>
    <meta:document-statistic meta:table-count="0" meta:image-count="0" meta:object-count="0" meta:page-count="2" meta:paragraph-count="25" meta:word-count="348" meta:character-count="2329" meta:non-whitespace-character-count="1976"/>
    <meta:generator>LibreOffice/7.4.0.3$Windows_X86_64 LibreOffice_project/f85e47c08ddd19c015c0114a68350214f7066f5a</meta:generator>
  </office:meta>
</office:document-meta>
</file>